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36f54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36f5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36f54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36f5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36f54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3e3e4" officeooo:paragraph-rsid="00536f5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57504" officeooo:paragraph-rsid="00536f54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57504" officeooo:paragraph-rsid="00555517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e468c" officeooo:paragraph-rsid="00536f54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4b0f05" officeooo:paragraph-rsid="00536f54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36f54" officeooo:paragraph-rsid="00536f54" style:font-size-asian="10pt" style:font-size-complex="10pt"/>
    </style:style>
    <style:style style:name="P29" style:family="paragraph" style:parent-style-name="Table_20_Contents">
      <style:text-properties fo:font-size="10pt" fo:language="en" fo:country="US" officeooo:paragraph-rsid="00536f54" style:font-size-asian="10pt" style:font-size-complex="10pt"/>
    </style:style>
    <style:style style:name="P30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1" style:family="paragraph" style:parent-style-name="Standard">
      <style:text-properties fo:font-size="10pt" fo:language="en" fo:country="US" officeooo:rsid="0019c138" officeooo:paragraph-rsid="00536f54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3" style:family="paragraph" style:parent-style-name="Standard">
      <style:text-properties fo:font-size="10pt" fo:language="en" fo:country="US" officeooo:rsid="00169fb3" officeooo:paragraph-rsid="00536f54" style:font-size-asian="10pt" style:font-size-complex="10pt"/>
    </style:style>
    <style:style style:name="P34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5" style:family="paragraph" style:parent-style-name="Standard">
      <style:text-properties fo:font-size="10pt" fo:language="en" fo:country="US" officeooo:rsid="002aaf87" officeooo:paragraph-rsid="00536f54" style:font-size-asian="10pt" style:font-size-complex="10pt"/>
    </style:style>
    <style:style style:name="P36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169fb3" officeooo:paragraph-rsid="00536f54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47c35f" officeooo:paragraph-rsid="00536f54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4859d3" officeooo:paragraph-rsid="00536f54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169fb3" officeooo:paragraph-rsid="00561b34" style:font-size-asian="10pt" style:font-size-complex="10pt"/>
    </style:style>
    <style:style style:name="P44" style:family="paragraph" style:parent-style-name="Standard">
      <style:text-properties fo:font-size="10pt" fo:language="en" fo:country="US" style:text-underline-style="none" officeooo:rsid="004859d3" officeooo:paragraph-rsid="00561b34" style:font-size-asian="10pt" style:font-size-complex="10pt"/>
    </style:style>
    <style:style style:name="P45" style:family="paragraph" style:parent-style-name="Standard">
      <style:text-properties fo:font-size="10pt" fo:language="en" fo:country="US" officeooo:rsid="0019c138" officeooo:paragraph-rsid="00561b34" style:font-size-asian="10pt" style:font-size-complex="10pt"/>
    </style:style>
    <style:style style:name="P46" style:family="paragraph" style:parent-style-name="Standard">
      <style:text-properties fo:font-size="10pt" fo:language="en" fo:country="US" officeooo:rsid="00169fb3" officeooo:paragraph-rsid="00561b34" style:font-size-asian="10pt" style:font-size-complex="10pt"/>
    </style:style>
    <style:style style:name="P47" style:family="paragraph" style:parent-style-name="Standard">
      <style:text-properties fo:font-size="10pt" fo:language="en" fo:country="US" officeooo:rsid="002aaf87" officeooo:paragraph-rsid="00561b34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357504" officeooo:paragraph-rsid="00561b34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33e3e4" officeooo:paragraph-rsid="00561b34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169fb3" officeooo:paragraph-rsid="00561b34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2b1170" officeooo:paragraph-rsid="00561b34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4b0f05" officeooo:paragraph-rsid="00561b34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3e468c" officeooo:paragraph-rsid="00561b34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18584f" officeooo:paragraph-rsid="00561b34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2ff15a" officeooo:paragraph-rsid="00561b34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2d609f" officeooo:paragraph-rsid="00561b34" style:font-size-asian="10pt" style:font-size-complex="10pt"/>
    </style:style>
    <style:style style:name="P60" style:family="paragraph" style:parent-style-name="Table_20_Contents">
      <style:text-properties fo:font-size="10pt" fo:language="en" fo:country="US" officeooo:paragraph-rsid="00561b34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EATURE <text:span text:style-name="T1"><text:s text:c="132"/></text:span></text:p>
      <text:p text:style-name="P32"/>
      <text:p text:style-name="P34">BEFORE START</text:p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1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2"/>
      <text:p text:style-name="P30">IMPLEMENTATION</text:p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LOCAL BUILD WITHOUT ERRORS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20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50">APPLY HOTFIX TO OPEN RELEASE BRANCH IF NECESSARY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DELETE <text:span text:style-name="T3">HOTFIX / FEATURE </text:span>BRANCH</text:p>
          </table:table-cell>
          <table:table-cell table:style-name="Table2.B2" office:value-type="string">
            <text:p text:style-name="P20"/>
          </table:table-cell>
        </table:table-row>
      </table:table>
      <text:p text:style-name="P36"/>
      <text:p text:style-name="P41">RELEASE</text:p>
      <text:p text:style-name="P4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7"/>
      <text:p text:style-name="P39"/>
      <text:p text:style-name="P36"/>
      <text:p text:style-name="P36"/>
      <text:p text:style-name="P36"/>
      <text:p text:style-name="P36"/>
      <text:p text:style-name="P36"/>
      <text:p text:style-name="P36"/>
      <text:p text:style-name="P45">FEATURE <text:span text:style-name="T1"><text:s text:c="132"/></text:span></text:p>
      <text:p text:style-name="P46"/>
      <text:p text:style-name="P47">BEFORE START</text:p>
      <text:p text:style-name="P4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USER STORY / <text:span text:style-name="T2">REQUIREMENT</text:span> COMPLETE</text:p>
          </table:table-cell>
          <table:table-cell table:style-name="Table3.B1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2">USER STORY / <text:span text:style-name="T2">REQUIREMENT</text:span> IN ISSUE TRACKING SYSTEM</text:p>
          </table:table-cell>
          <table:table-cell table:style-name="Table3.B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2">USER STORY / <text:span text:style-name="T2">REQUIREMENT</text:span> PRIORITIZED</text:p>
          </table:table-cell>
          <table:table-cell table:style-name="Table3.B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4">DOES OUTLINE EXIST <text:span text:style-name="T5">(SEE DEVELOPMENT OUTLINE)</text:span>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4">HAS BEST SOLUTION BEEN CHOSEN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5">HAS OUTLINE BEEN REVIEWED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4"><text:span text:style-name="T8">IS CODE BASE </text:span>ACCESS<text:span text:style-name="T8">IBLE</text:span>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4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6"><text:bookmark-start text:name="__DdeLink__839_95226485121"/>BRANCH IF NECESSARY (HOTFIX, FEATURE)<text:bookmark-end text:name="__DdeLink__839_95226485121"/>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4">UNIT TESTS <text:span text:style-name="T10">RELATED TO FEATURE ARE </text:span>RUNNING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FIX UNIT TESTS <text:span text:style-name="T10">RELATED TO FEATURE </text:span>IF NECESSARY</text:p>
          </table:table-cell>
          <table:table-cell table:style-name="Table3.B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4"><text:span text:style-name="T8">ARE </text:span>DEPENDENT SERVICES RUNNING</text:p>
          </table:table-cell>
          <table:table-cell table:style-name="Table3.B2" office:value-type="string">
            <text:p text:style-name="P60"/>
          </table:table-cell>
        </table:table-row>
      </table:table>
      <text:p text:style-name="P46"/>
      <text:p text:style-name="P45">IMPLEMENTATION</text:p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SEE DEVELOPMENT PROGRESS SHEET</text:p>
          </table:table-cell>
          <table:table-cell table:style-name="Table4.B1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8"><text:span text:style-name="T7">HAS CODE BEEN </text:span>REVIEW<text:span text:style-name="T6">ED</text:span></text:p>
          </table:table-cell>
          <table:table-cell table:style-name="Table4.B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9">LOCAL BUILD WITHOUT ERRORS</text:p>
          </table:table-cell>
          <table:table-cell table:style-name="Table4.B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49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0">APPLY HOTFIX TO OPEN RELEASE BRANCH IF NECESSARY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>DELETE <text:span text:style-name="T3">HOTFIX / FEATURE </text:span>BRANCH</text:p>
          </table:table-cell>
          <table:table-cell table:style-name="Table4.B2" office:value-type="string">
            <text:p text:style-name="P49"/>
          </table:table-cell>
        </table:table-row>
      </table:table>
      <text:p text:style-name="P43"/>
      <text:p text:style-name="P44">RELEASE</text:p>
      <text:p text:style-name="P4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SEE <text:span text:style-name="T4">RELEASE</text:span> <text:span text:style-name="T4">CHECKLIST</text:span></text:p>
          </table:table-cell>
          <table:table-cell table:style-name="Table6.B1" office:value-type="string">
            <text:p text:style-name="P57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2T19:50:49.022551377</dc:date>
    <meta:editing-duration>PT1H22M49S</meta:editing-duration>
    <meta:editing-cycles>47</meta:editing-cycles>
    <meta:generator>LibreOffice/5.1.6.2$Linux_X86_64 LibreOffice_project/10m0$Build-2</meta:generator>
    <meta:document-statistic meta:table-count="6" meta:image-count="0" meta:object-count="0" meta:page-count="1" meta:paragraph-count="46" meta:word-count="218" meta:character-count="1658" meta:non-whitespace-character-count="1220"/>
  </office:meta>
</office:document-meta>
</file>